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1019" table:default-cell-style-name="ce1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1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2"/>
        <table:table-column table:style-name="co5" table:default-cell-style-name="ce12"/>
        <table:table-column table:style-name="co1" table:default-cell-style-name="ce12"/>
        <table:table-column table:style-name="co6" table:default-cell-style-name="ce12"/>
        <table:table-column table:style-name="co1" table:number-columns-repeated="1020" table:default-cell-style-name="ce1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4" calcext:value-type="date">
            <text:p>2021-07-2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5" calcext:value-type="date">
            <text:p>2021-07-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6" calcext:value-type="date">
            <text:p>2021-07-26</text:p>
          </table:table-cell>
          <table:table-cell table:style-name="ce4" table:number-columns-repeated="2"/>
          <table:table-cell table:style-name="ce4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7" calcext:value-type="date">
            <text:p>2021-07-27</text:p>
          </table:table-cell>
          <table:table-cell table:style-name="ce4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28" calcext:value-type="date">
            <text:p>2021-07-28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9" calcext:value-type="date">
            <text:p>2021-07-29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30" calcext:value-type="date">
            <text:p>2021-07-30</text:p>
          </table:table-cell>
          <table:table-cell table:number-columns-repeated="2"/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31" calcext:value-type="date">
            <text:p>2021-07-31</text:p>
          </table:table-cell>
          <table:table-cell table:style-name="ce15" office:value-type="float" office:value="124" calcext:value-type="float">
            <text:p>124</text:p>
          </table:table-cell>
          <table:table-cell table:style-name="ce15"/>
          <table:table-cell table:style-name="ce15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1" calcext:value-type="date">
            <text:p>2021-08-01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 office:value-type="date" office:date-value="2021-08-02" calcext:value-type="date">
            <text:p>2021-08-0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3" calcext:value-type="date">
            <text:p>2021-08-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04" calcext:value-type="date">
            <text:p>2021-08-04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1-08-05" calcext:value-type="date">
            <text:p>2021-08-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06" calcext:value-type="date">
            <text:p>2021-08-0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7" calcext:value-type="date">
            <text:p>2021-08-07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8" calcext:value-type="date">
            <text:p>2021-08-08</text:p>
          </table:table-cell>
          <table:table-cell table:style-name="ce15" office:value-type="float" office:value="248" calcext:value-type="float">
            <text:p>248</text:p>
          </table:table-cell>
          <table:table-cell table:style-name="ce15"/>
          <table:table-cell table:style-name="ce15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9" calcext:value-type="date">
            <text:p>2021-08-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0" calcext:value-type="date">
            <text:p>2021-08-10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1" calcext:value-type="date">
            <text:p>2021-08-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2" calcext:value-type="date">
            <text:p>2021-08-12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3" calcext:value-type="date">
            <text:p>2021-08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4" calcext:value-type="date">
            <text:p>2021-08-14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5" calcext:value-type="date">
            <text:p>2021-08-15</text:p>
          </table:table-cell>
          <table:table-cell table:style-name="ce15" table:number-columns-repeated="2"/>
          <table:table-cell table:style-name="ce15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6" calcext:value-type="date">
            <text:p>2021-08-16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7" calcext:value-type="date">
            <text:p>2021-08-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8" calcext:value-type="date">
            <text:p>2021-08-18</text:p>
          </table:table-cell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9" calcext:value-type="date">
            <text:p>2021-08-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0" calcext:value-type="date">
            <text:p>2021-08-20</text:p>
          </table:table-cell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8-21" calcext:value-type="date">
            <text:p>2021-08-21</text:p>
          </table:table-cell>
          <table:table-cell table:style-name="ce15" table:number-columns-repeated="2"/>
          <table:table-cell table:style-name="ce1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2" calcext:value-type="date">
            <text:p>2021-08-22</text:p>
          </table:table-cell>
          <table:table-cell table:style-name="ce15" office:value-type="float" office:value="465" calcext:value-type="float">
            <text:p>46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3" calcext:value-type="date">
            <text:p>2021-08-23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4" calcext:value-type="date">
            <text:p>2021-08-24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5" calcext:value-type="date">
            <text:p>2021-08-25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6" calcext:value-type="date">
            <text:p>2021-08-26</text:p>
          </table:table-cell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7" calcext:value-type="date">
            <text:p>2021-08-27</text:p>
          </table:table-cell>
          <table:table-cell table:number-columns-repeated="1023"/>
        </table:table-row>
        <table:table-row table:style-name="ro1">
          <table:table-cell table:style-name="ce14" office:value-type="date" office:date-value="2021-08-28" calcext:value-type="date">
            <text:p>2021-08-28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9" calcext:value-type="date">
            <text:p>2021-08-29</text:p>
          </table:table-cell>
          <table:table-cell table:style-name="ce15" office:value-type="float" office:value="580" calcext:value-type="float">
            <text:p>580</text:p>
          </table:table-cell>
          <table:table-cell table:style-name="ce15"/>
          <table:table-cell table:style-name="ce15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30" calcext:value-type="date">
            <text:p>2021-08-30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31" calcext:value-type="date">
            <text:p>2021-08-31</text:p>
          </table:table-cell>
          <table:table-cell office:value-type="float" office:value="605" calcext:value-type="float">
            <text:p>605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5:25:50.244648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07-25T21:45:15.474177785</dc:date>
    <meta:editing-duration>P1DT7H4M16S</meta:editing-duration>
    <meta:editing-cycles>30</meta:editing-cycles>
    <meta:document-statistic meta:table-count="3" meta:cell-count="230" meta:object-count="0"/>
  </office:meta>
</office:document-meta>
</file>